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Standard" style:list-style-name="LFO1" style:family="paragraph"/>
    <style:style style:name="P4" style:parent-style-name="Standard" style:family="paragraph">
      <style:paragraph-properties fo:margin-left="0.25in">
        <style:tab-stops/>
      </style:paragraph-properties>
    </style:style>
    <style:style style:name="P5" style:parent-style-name="Standard" style:list-style-name="LFO1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1" style:family="paragraph"/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list-style-name="LFO1" style:family="paragraph"/>
    <style:style style:name="P11" style:parent-style-name="Standard" style:family="paragraph">
      <style:paragraph-properties fo:margin-left="0.25in">
        <style:tab-stops/>
      </style:paragraph-properties>
    </style:style>
    <style:style style:name="P12" style:parent-style-name="Standard" style:list-style-name="LFO1" style:family="paragraph"/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list-style-name="LFO1" style:family="paragraph"/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list-style-name="LFO1" style:family="paragraph"/>
    <style:style style:name="P17" style:parent-style-name="Standard" style:family="paragraph">
      <style:paragraph-properties fo:margin-left="0.5in">
        <style:tab-stops/>
      </style:paragraph-properties>
    </style:style>
    <style:style style:name="T18" style:parent-style-name="Fuentedepárrafopredeter." style:family="text">
      <style:text-properties fo:language="en" fo:country="GB"/>
    </style:style>
    <style:style style:name="T19" style:parent-style-name="Hipervínculo" style:family="text">
      <style:text-properties fo:language="en" fo:country="GB"/>
    </style:style>
    <style:style style:name="T20" style:parent-style-name="Fuentedepárrafopredeter." style:family="text">
      <style:text-properties fo:language="en" fo:country="GB"/>
    </style:style>
    <style:style style:name="P21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22" style:parent-style-name="Standard" style:family="paragraph">
      <style:paragraph-properties fo:margin-left="0.5in">
        <style:tab-stops/>
      </style:paragraph-properties>
      <style:text-properties fo:language="en" fo:country="GB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list-style-name="LFO1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list-style-name="LFO1" style:family="paragraph"/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list-style-name="LFO1" style:family="paragraph"/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list-style-name="LFO1" style:family="paragraph"/>
    <style:style style:name="P36" style:parent-style-name="Standard" style:family="paragraph">
      <style:paragraph-properties fo:margin-left="0.5in">
        <style:tab-stops/>
      </style:paragraph-properties>
    </style:style>
    <style:style style:name="P37" style:parent-style-name="Standard" style:list-style-name="LFO1" style:family="paragraph"/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list-style-name="LFO1" style:family="paragraph"/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list-style-name="LFO1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list-style-name="LFO1" style:family="paragraph"/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list-style-name="LFO1" style:family="paragraph"/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list-style-name="LFO1" style:family="paragraph"/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list-style-name="LFO1" style:family="paragraph"/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family="paragraph">
      <style:paragraph-properties fo:margin-left="0.5in">
        <style:tab-stops/>
      </style:paragraph-properties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P55" style:parent-style-name="Standard" style:list-style-name="LFO1" style:family="paragraph"/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Standard" style:list-style-name="LFO1" style:family="paragraph"/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list-style-name="LFO1" style:family="paragraph"/>
    <style:style style:name="P60" style:parent-style-name="Standard" style:family="paragraph">
      <style:paragraph-properties fo:margin-left="0.5in">
        <style:tab-stops/>
      </style:paragraph-properties>
    </style:style>
    <style:style style:name="P61" style:parent-style-name="Standard" style:list-style-name="LFO1" style:family="paragraph"/>
    <style:style style:name="P62" style:parent-style-name="Standard" style:family="paragraph">
      <style:paragraph-properties fo:margin-left="0.5in">
        <style:tab-stops/>
      </style:paragraph-properties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list-style-name="LFO1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paragraph-properties fo:margin-left="0.5in">
        <style:tab-stops/>
      </style:paragraph-properties>
    </style:style>
    <style:style style:name="P67" style:parent-style-name="Standard" style:list-style-name="LFO1" style:family="paragraph"/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list-style-name="LFO1" style:family="paragraph"/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P72" style:parent-style-name="Standard" style:list-style-name="LFO1" style:family="paragraph"/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list-style-name="LFO1" style:family="paragraph"/>
    <style:style style:name="P75" style:parent-style-name="Standard" style:family="paragraph">
      <style:paragraph-properties fo:margin-left="0.5in">
        <style:tab-stops/>
      </style:paragraph-properties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P77" style:parent-style-name="Standard" style:list-style-name="LFO1" style:family="paragraph"/>
    <style:style style:name="P78" style:parent-style-name="Standard" style:family="paragraph">
      <style:paragraph-properties fo:margin-left="0.5in">
        <style:tab-stops/>
      </style:paragraph-properties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P80" style:parent-style-name="Standard" style:list-style-name="LFO1" style:family="paragraph"/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list-style-name="LFO1" style:family="paragraph"/>
    <style:style style:name="P83" style:parent-style-name="Standard" style:family="paragraph">
      <style:paragraph-properties fo:margin-left="0.5in">
        <style:tab-stops/>
      </style:paragraph-properties>
    </style:style>
    <style:style style:name="P84" style:parent-style-name="Standard" style:family="paragraph">
      <style:paragraph-properties fo:margin-left="0.5in">
        <style:tab-stops/>
      </style:paragraph-properties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list-style-name="LFO1" style:family="paragraph"/>
    <style:style style:name="P87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Chuleta para el examen <text:s/></text:p>
      <text:p text:style-name="P2">“Peticiones AJAX a un servidor”</text:p>
      <text:p text:style-name="Standard"/>
      <text:list text:style-name="LFO1" text:continue-numbering="true">
        <text:list-item>
          <text:p text:style-name="P3">¿Cómo podemos crear o generar un objeto “AJAX”?</text:p>
        </text:list-item>
      </text:list>
      <text:p text:style-name="P4"><text:tab/>Con new XMLHttpRequest();</text:p>
      <text:p text:style-name="Standard"/>
      <text:list text:style-name="LFO1" text:continue-numbering="true">
        <text:list-item>
          <text:p text:style-name="P5">¿Qué métodos hemos visto hasta ahora para enviar una petición a un servidor?</text:p>
        </text:list-item>
      </text:list>
      <text:p text:style-name="P6">POST - GET</text:p>
      <text:p text:style-name="Standard"/>
      <text:list text:style-name="LFO1" text:continue-numbering="true">
        <text:list-item>
          <text:p text:style-name="P7">¿Con qué métodos de los anteriores se puede enviar información a un servidor?</text:p>
        </text:list-item>
      </text:list>
      <text:p text:style-name="P8">POST - GET</text:p>
      <text:p text:style-name="P9"/>
      <text:p text:style-name="Standard"/>
      <text:list text:style-name="LFO1" text:continue-numbering="true">
        <text:list-item>
          <text:p text:style-name="P10">Si enviamos información, al hacer una petición con POST, ¿dónde debemos poner la información que vamos a enviar?</text:p>
        </text:list-item>
      </text:list>
      <text:p text:style-name="P11"><text:tab/>En el cuerpo de la solicitud</text:p>
      <text:p text:style-name="Standard"/>
      <text:list text:style-name="LFO1" text:continue-numbering="true">
        <text:list-item>
          <text:p text:style-name="P12">Si enviamos información, al hacer una petición con GET, ¿dónde debemos poner la información que vamos a enviar?</text:p>
        </text:list-item>
      </text:list>
      <text:p text:style-name="P13">Ira en la url</text:p>
      <text:p text:style-name="Standard"/>
      <text:list text:style-name="LFO1" text:continue-numbering="true">
        <text:list-item>
          <text:p text:style-name="P14">Pon un ejemplo del formato que hay que seguir para enviar información a un servidor si hacemos la petición con GET.</text:p>
        </text:list-item>
      </text:list>
      <text:p text:style-name="P15">https://direccion?valor1=value&amp;valor2=value;</text:p>
      <text:p text:style-name="Standard"/>
      <text:list text:style-name="LFO1" text:continue-numbering="true">
        <text:list-item>
          <text:p text:style-name="P16">Pon un ejemplo del formato que hay que seguir si quieres enviar, junto a una petición, dos parámetros llamados “nombre” y “edad”. Primero con GET y después con POST.</text:p>
        </text:list-item>
      </text:list>
      <text:p text:style-name="P17"><text:span text:style-name="T18">GET: <text:s/></text:span><text:a xlink:href="https://direccion?nombre=value&amp;nombre=value" office:target-frame-name="_top" xlink:show="replace"><text:span text:style-name="T19">https://direccion?nombre=value&amp;nombre=value</text:span></text:a><text:span text:style-name="T20">;</text:span></text:p>
      <text:p text:style-name="P21"/>
      <text:p text:style-name="P22"/>
      <text:p text:style-name="P23">POST:<text:s/></text:p>
      <text:p text:style-name="P24">Establecemos el tipo de contenido en setRequestHeader(), si es application/json o <text:s/>form urlenconded, <text:s/>y lo enviamos con send(), pasandole por parámetro dicho contenido;</text:p>
      <text:p text:style-name="P25"/>
      <text:p text:style-name="Standard"/>
      <text:list text:style-name="LFO1" text:continue-numbering="true">
        <text:list-item>
          <text:p text:style-name="P26">¿Qué método del objeto “AJAX” utilizamos para preparar una petición a un servidor?</text:p>
        </text:list-item>
      </text:list>
      <text:p text:style-name="P27">CON XMLHttpRequest();</text:p>
      <text:p text:style-name="P28"/>
      <text:p text:style-name="Standard"/>
      <text:list text:style-name="LFO1" text:continue-numbering="true">
        <text:list-item>
          <text:p text:style-name="P29">¿Qué necesitamos para preparar una petición a un servidor?</text:p>
        </text:list-item>
      </text:list>
      <text:p text:style-name="P30">El objeto Ajax, Configurar con open() el tipo de solicitud y enviar ese objeto con send()</text:p>
      <text:p text:style-name="P31"/>
      <text:p text:style-name="P32"/>
      <text:p text:style-name="Standard"/>
      <text:list text:style-name="LFO1" text:continue-numbering="true">
        <text:list-item>
          <text:p text:style-name="P33">¿Qué ocurre si en la petición a un servidor se solicita un archivo de tipo PHP? ¿Qué enviará el servidor como respuesta?</text:p>
        </text:list-item>
      </text:list>
      <text:p text:style-name="P34">Enviar<text:s/>a<text:s/>un archivo json<text:s/></text:p>
      <text:p text:style-name="Standard"/>
      <text:p text:style-name="Standard"/>
      <text:soft-page-break/>
      <text:list text:style-name="LFO1" text:continue-numbering="true">
        <text:list-item>
          <text:p text:style-name="P35">¿Qué ocurre si en la petición a un servidor se solicita un archivo de tipo TXT? ¿Qué enviará el servidor como respuesta?</text:p>
        </text:list-item>
      </text:list>
      <text:p text:style-name="P36">Pues un archivo txt</text:p>
      <text:p text:style-name="Standard"/>
      <text:list text:style-name="LFO1" text:continue-numbering="true">
        <text:list-item>
          <text:p text:style-name="P37">¿Qué método del objeto “AJAX” se utiliza para enviar la petición al servidor?</text:p>
        </text:list-item>
      </text:list>
      <text:p text:style-name="P38">Send()</text:p>
      <text:p text:style-name="Standard"/>
      <text:list text:style-name="LFO1" text:continue-numbering="true">
        <text:list-item>
          <text:p text:style-name="P39">¿Qué hay que hacer antes de enviar una petición a servidor si tenemos que hacerla con POST y enviamos alguna información?</text:p>
        </text:list-item>
      </text:list>
      <text:p text:style-name="P40">Open()</text:p>
      <text:p text:style-name="Standard"/>
      <text:list text:style-name="LFO1" text:continue-numbering="true">
        <text:list-item>
          <text:p text:style-name="P41">¿En qué se diferencia una petición a servidor, en la que enviamos un dato, si la hacemos con POST o si la hacemos con GET?</text:p>
        </text:list-item>
      </text:list>
      <text:p text:style-name="P42"><text:s/>Post: cuerpo de la solicitud - Get: a través de la URL</text:p>
      <text:p text:style-name="Standard"/>
      <text:list text:style-name="LFO1" text:continue-numbering="true">
        <text:list-item>
          <text:p text:style-name="P43">¿En qué se diferencia una petición a servidor, en la que NO enviamos ningún dato, si la hacemos con POST o si la hacemos con GET?</text:p>
        </text:list-item>
      </text:list>
      <text:p text:style-name="P44">Pues en Get la solicitud no llevará datos en el cuerpo de dicha solicitud mientras que en Post es capaz de enviar información vacía.</text:p>
      <text:p text:style-name="Standard"/>
      <text:list text:style-name="LFO1" text:continue-numbering="true">
        <text:list-item>
          <text:p text:style-name="P45">¿En qué propiedad del objeto “AJAX” se almacena la definición de la función que se ejecutará cuando se reciba la respuesta del servidor?</text:p>
        </text:list-item>
      </text:list>
      <text:p text:style-name="P46">Onload</text:p>
      <text:p text:style-name="Standard"/>
      <text:list text:style-name="LFO1" text:continue-numbering="true">
        <text:list-item>
          <text:p text:style-name="P47">¿Qué evento se dispara cuando se recibe en el cliente la respuesta del servidor?</text:p>
        </text:list-item>
      </text:list>
      <text:p text:style-name="P48">Load o onload</text:p>
      <text:p text:style-name="Standard"/>
      <text:list text:style-name="LFO1" text:continue-numbering="true">
        <text:list-item>
          <text:p text:style-name="P49">¿Qué valores se almacenan en la propiedad readyState del objeto “AJAX”? Indica su valor y su significado correspondiente.</text:p>
        </text:list-item>
      </text:list>
      <text:p text:style-name="P50">0: sin iniciación de la solicitud</text:p>
      <text:p text:style-name="P51">1: no se ha enviado la solicitud,<text:s/>pero si ha habido conexión</text:p>
      <text:p text:style-name="P52">2: se ha enviado la solicitud,<text:s/>pero no se ha completado</text:p>
      <text:p text:style-name="P53">3: en este caso la respuesta esta en proceso, es decir el servidor esta en funcionamiento enviado los datos</text:p>
      <text:p text:style-name="P54">4: respuesta lista y procesada</text:p>
      <text:list text:style-name="LFO1" text:continue-numbering="true">
        <text:list-item>
          <text:p text:style-name="P55">¿En qué propiedad del objeto “AJAX” se almacenará la respuesta enviada desde el servidor?</text:p>
        </text:list-item>
      </text:list>
      <text:p text:style-name="P56">En responseText</text:p>
      <text:p text:style-name="Standard"/>
      <text:list text:style-name="LFO1" text:continue-numbering="true">
        <text:list-item>
          <text:p text:style-name="P57">¿Cuándo estará lista la respuesta enviada desde el servidor en la propiedad del objeto “AJAX” indicada en la cuestión anterior?</text:p>
        </text:list-item>
      </text:list>
      <text:p text:style-name="P58">Cuando status sea igual a 200</text:p>
      <text:p text:style-name="Standard"/>
      <text:list text:style-name="LFO1" text:continue-numbering="true">
        <text:list-item>
          <text:p text:style-name="P59">¿Qué evento se disparará en el objeto “AJAX” en caso de que no se reciba ninguna respuesta del servidor?</text:p>
        </text:list-item>
      </text:list>
      <text:p text:style-name="P60">Onerror</text:p>
      <text:p text:style-name="Standard"/>
      <text:list text:style-name="LFO1" text:continue-numbering="true">
        <text:list-item>
          <text:p text:style-name="P61">Si se dispara el evento load del objeto “AJAX” ¿podemos estar seguros de que la respuesta recibida del servidor es una respuesta “adecuada” para nuestra aplicación?</text:p>
        </text:list-item>
      </text:list>
      <text:p text:style-name="P62">No del todo, ya que hay que comprobar que<text:s/>status sea 200 por ejemplo</text:p>
      <text:p text:style-name="P63"/>
      <text:p text:style-name="Standard"/>
      <text:soft-page-break/>
      <text:list text:style-name="LFO1" text:continue-numbering="true">
        <text:list-item>
          <text:p text:style-name="P64">¿Cómo podemos estar seguros de que el servidor nos ha devuelto una respuesta correcta (pista: no basta con el evento load)?</text:p>
        </text:list-item>
      </text:list>
      <text:p text:style-name="P65">Cuando status sea igual a 200</text:p>
      <text:p text:style-name="P66"/>
      <text:p text:style-name="Standard"/>
      <text:list text:style-name="LFO1" text:continue-numbering="true">
        <text:list-item>
          <text:p text:style-name="P67">¿Cuál es el valor del campo status del objeto “AJAX” que me asegura que la conexión con el servidor ha terminado correctamente?</text:p>
        </text:list-item>
      </text:list>
      <text:p text:style-name="P68">Status == 200, es decir 200</text:p>
      <text:p text:style-name="Standard"/>
      <text:list text:style-name="LFO1" text:continue-numbering="true">
        <text:list-item>
          <text:p text:style-name="P69">Si el servidor ha devuelto un valor 404 en el campo status ¿significa eso que la conexión con el servidor ha fallado?</text:p>
        </text:list-item>
      </text:list>
      <text:p text:style-name="P70">No, la conexión no ha fallado,<text:s/>más<text:s/>bien es un error de archivo no encontrado.</text:p>
      <text:p text:style-name="P71">Conexión se realiza a nivel de HTTP</text:p>
      <text:p text:style-name="Standard"/>
      <text:list text:style-name="LFO1" text:continue-numbering="true">
        <text:list-item>
          <text:p text:style-name="P72">Si el servidor ha devuelto un valor 404 en el campo status ¿significa eso que la petición al servidor ha fallado?</text:p>
        </text:list-item>
      </text:list>
      <text:p text:style-name="P73">No, no ha fallado, hay<text:s/>respuesta, pero igual no<text:s/>hemos<text:s/>recibido el<text:s/>archivo, es decir la petición se ha realizado</text:p>
      <text:p text:style-name="Standard"/>
      <text:list text:style-name="LFO1" text:continue-numbering="true">
        <text:list-item>
          <text:p text:style-name="P74">Si el servidor ha devuelto un valor 404 en el campo status ¿tendremos una respuesta válida en la propiedad response del objeto “AJAX”?<text:s/></text:p>
        </text:list-item>
      </text:list>
      <text:p text:style-name="P75">No, ha fallado la respuesta</text:p>
      <text:p text:style-name="P76"/>
      <text:list text:style-name="LFO1" text:continue-numbering="true">
        <text:list-item>
          <text:p text:style-name="P77">¿Es necesario establecer una conexión (a nivel del protocolo http) con el servidor para poder hacer una petición al servidor (a nivel de AJAX)?</text:p>
        </text:list-item>
      </text:list>
      <text:p text:style-name="P78">Obviamente, es necesario una conexión a nivel HTTP</text:p>
      <text:p text:style-name="P79"/>
      <text:p text:style-name="Standard"/>
      <text:list text:style-name="LFO1" text:continue-numbering="true">
        <text:list-item>
          <text:p text:style-name="P80">Explica cuál es la diferencia entre establecer una conexión con el servidor y hacer una petición al servidor.</text:p>
        </text:list-item>
      </text:list>
      <text:p text:style-name="P81">Una es conexión a nivel HTTP(comunicación<text:s/>inicial) mientras que la otra es una petición que la programamos, es decir definimos nosotros el tipo de solicitud (get,post)</text:p>
      <text:p text:style-name="Standard"/>
      <text:list text:style-name="LFO1" text:continue-numbering="true">
        <text:list-item>
          <text:p text:style-name="P82"><text:bookmark-start text:name="__DdeLink__7_3172230797"/>Piensa en uno de los ejercicios que has realizado en el que se hace una petición a una API. ¿Cómo puedes forzar un error 404?<text:bookmark-end text:name="__DdeLink__7_3172230797"/></text:p>
        </text:list-item>
      </text:list>
      <text:p text:style-name="P83"/>
      <text:p text:style-name="P84">Cuando hacemos la petición y ponemos equívocamente el nombre del archivo<text:s/>o una url incorrecta</text:p>
      <text:p text:style-name="P85"/>
      <text:list text:style-name="LFO1" text:continue-numbering="true">
        <text:list-item>
          <text:p text:style-name="P86">Piensa en uno de los ejercicios que has realizado en el que se hace una petición a una API. ¿Cómo puedes forzar un error que dispare el evento onerror del objeto “AJAX”?</text:p>
        </text:list-item>
      </text:list>
      <text:p text:style-name="P87">Cuando no recibimos respuesta, por lo tanto, el error seria provocado cuando introducimos incorrectamente la dirección del servidor, que no haya internet o que no funcione el servid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rco</meta:initial-creator>
    <dc:creator>ARCOS ANDACHI, MARCO VINICIO</dc:creator>
    <meta:creation-date>2024-01-31T18:21:00Z</meta:creation-date>
    <dc:date>2025-01-12T18:13:00Z</dc:date>
    <meta:print-date>2025-01-12T18:04:00Z</meta:print-date>
    <meta:template xlink:href="Normal.dotm" xlink:type="simple"/>
    <meta:editing-cycles>8</meta:editing-cycles>
    <meta:editing-duration>PT7080S</meta:editing-duration>
    <meta:document-statistic meta:page-count="3" meta:paragraph-count="11" meta:word-count="873" meta:character-count="5665" meta:row-count="40" meta:non-whitespace-character-count="4803"/>
  </office:meta>
</office:document-meta>
</file>